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Bahnschrift SemiBold" svg:font-family="'Bahnschrift SemiBold'"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Bahnschrift SemiBold" fo:font-size="14pt" style:font-size-asian="14pt" style:font-name-complex="Calibri Light"/>
    </style:style>
    <style:style style:name="P2" style:family="paragraph" style:parent-style-name="Standard">
      <style:paragraph-properties fo:text-align="justify" style:justify-single-word="false"/>
      <style:text-properties style:font-name="Calibri Light" style:font-name-complex="Calibri Ligh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635cm" fo:margin-right="0cm" fo:text-indent="-0.885cm" style:auto-text-indent="false">
        <style:tab-stops/>
      </style:paragraph-properties>
      <style:text-properties style:font-name="Calibri Light" style:font-name-complex="Calibri Light"/>
    </style:style>
    <style:style style:name="P5" style:family="paragraph" style:parent-style-name="Standard">
      <style:paragraph-properties fo:margin-left="0.635cm" fo:margin-right="0cm" fo:text-indent="-0.635cm" style:auto-text-indent="false">
        <style:tab-stops/>
      </style:paragraph-properties>
      <style:text-properties style:font-name="Bahnschrift SemiBold" fo:font-size="14pt" style:font-size-asian="14pt" style:font-name-complex="Calibri Light"/>
    </style:style>
    <style:style style:name="P6" style:family="paragraph" style:parent-style-name="Standard">
      <style:paragraph-properties fo:margin-left="0.635cm" fo:margin-right="0cm" fo:text-indent="-0.635cm" style:auto-text-indent="false">
        <style:tab-stops/>
      </style:paragraph-properties>
      <style:text-properties style:font-name="Bahnschrift SemiBold" fo:font-size="14pt" fo:font-weight="bold" style:font-size-asian="14pt" style:font-weight-asian="bold" style:font-name-complex="Calibri Light"/>
    </style:style>
    <style:style style:name="P7" style:family="paragraph" style:parent-style-name="Standard">
      <style:paragraph-properties fo:margin-left="0.635cm" fo:margin-right="0cm" fo:text-indent="-0.635cm" style:auto-text-indent="false">
        <style:tab-stops/>
      </style:paragraph-properties>
      <style:text-properties style:font-name="Bahnschrift SemiBold" fo:font-size="16pt" style:font-size-asian="16pt" style:font-name-complex="Calibri Light"/>
    </style:style>
    <style:style style:name="P8" style:family="paragraph" style:parent-style-name="Standard">
      <style:paragraph-properties fo:margin-left="0.635cm" fo:margin-right="0cm" fo:text-indent="-0.635cm" style:auto-text-indent="false">
        <style:tab-stops/>
      </style:paragraph-properties>
    </style:style>
    <style:style style:name="P9" style:family="paragraph" style:parent-style-name="Standard">
      <style:paragraph-properties fo:margin-left="0.635cm" fo:margin-right="0cm" fo:text-indent="0cm" style:auto-text-indent="false">
        <style:tab-stops/>
      </style:paragraph-properties>
    </style:style>
    <style:style style:name="P10" style:family="paragraph" style:parent-style-name="Standard" style:master-page-name="MP0">
      <style:paragraph-properties style:page-number="auto" fo:break-before="page"/>
      <style:text-properties style:font-name="Bahnschrift SemiBold" fo:font-size="16pt" style:font-size-asian="16pt" style:font-name-complex="Calibri Light"/>
    </style:style>
    <style:style style:name="P11" style:family="paragraph" style:parent-style-name="Standard">
      <style:paragraph-properties fo:margin-left="0.635cm" fo:margin-right="0cm" fo:text-align="justify" style:justify-single-word="false" fo:text-indent="-0.635cm" style:auto-text-indent="false">
        <style:tab-stops/>
      </style:paragraph-properties>
    </style:style>
    <style:style style:name="P12" style:family="paragraph" style:parent-style-name="Standard"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officeooo:paragraph-rsid="001c54a8" fo:hyphenate="false"/>
    </style:style>
    <style:style style:name="P13"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officeooo:paragraph-rsid="001c54a8" fo:hyphenate="false"/>
    </style:style>
    <style:style style:name="P14" style:family="paragraph" style:parent-style-name="Standard" style:master-page-name="">
      <loext:graphic-properties draw:fill="none"/>
      <style:paragraph-properties fo:margin-left="0cm" fo:margin-right="0cm" fo:hyphenation-ladder-count="no-limit" fo:text-indent="0cm" style:auto-text-indent="false" style:page-number="auto" fo:background-color="transparent"/>
      <style:text-properties style:font-name="Bahnschrift SemiBold" fo:font-size="14pt" style:font-size-asian="12.25pt" style:font-name-complex="Calibri Light" style:font-size-complex="14pt" fo:hyphenate="false"/>
    </style:style>
    <style:style style:name="T1" style:family="text">
      <style:text-properties style:font-name="Calibri Light" fo:font-weight="bold" style:font-weight-asian="bold" style:font-name-complex="Calibri Light"/>
    </style:style>
    <style:style style:name="T2" style:family="text">
      <style:text-properties style:font-name="Calibri Light" style:font-name-complex="Calibri Light"/>
    </style:style>
    <style:style style:name="T3" style:family="text">
      <style:text-properties style:font-name="Calibri Light" officeooo:rsid="001bfa9e" style:font-name-complex="Calibri Light"/>
    </style:style>
    <style:style style:name="T4" style:family="text">
      <style:text-properties style:font-name="Calibri Light" officeooo:rsid="001c54a8" style:font-name-complex="Calibri Light"/>
    </style:style>
    <style:style style:name="T5" style:family="text">
      <style:text-properties style:font-name="Calibri Light" officeooo:rsid="001d3278" style:font-name-complex="Calibri Light"/>
    </style:style>
    <style:style style:name="T6" style:family="text">
      <style:text-properties style:font-name="Calibri Light" fo:font-style="italic" style:font-style-asian="italic" style:font-name-complex="Calibri Light"/>
    </style:style>
    <style:style style:name="T7" style:family="text">
      <style:text-properties style:font-name="Bahnschrift SemiBold" fo:font-size="14pt" style:font-size-asian="14pt" style:font-name-complex="Calibri Light"/>
    </style:style>
    <style:style style:name="T8" style:family="text">
      <style:text-properties style:font-name="Bahnschrift SemiBold" fo:font-size="14pt" fo:font-weight="bold" style:font-size-asian="14pt" style:font-weight-asian="bold" style:font-name-complex="Calibri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chievements atteints</text:p>
      <text:p text:style-name="P1"/>
      <text:p text:style-name="P1">Jeu en solo dans la console Netbeans</text:p>
      <text:p text:style-name="P2">Le jeu était dans un premier temps jouable dans la console</text:p>
      <text:p text:style-name="P2">Le joueur saisit la direction souhaitée et les grilles s’affichent dans la console, avec le nombre de déplacements, le score et la valeur maximale du cube</text:p>
      <text:p text:style-name="P2">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p text:style-name="P4"/>
      <text:p text:style-name="P1">Jeu en solo avec interface graphique en JavaFX au clavier et/ou à la souris</text:p>
      <text:p text:style-name="P2">Nous avons ensuite développé l’interface graphique</text:p>
      <text:p text:style-name="P2">Le jeu est jouable au clavier seulement, via cette interface</text:p>
      <text:p text:style-name="Standard"><text:span text:style-name="Police_20_par_20_défaut"><text:span text:style-name="T1">Z </text:span></text:span><text:span text:style-name="Police_20_par_20_défaut"><text:span text:style-name="T2">→ vers le haut<text:tab/><text:tab/></text:span></text:span><text:span text:style-name="Police_20_par_20_défaut"><text:span text:style-name="T1">D</text:span></text:span><text:span text:style-name="Police_20_par_20_défaut"><text:span text:style-name="T2"> → vers la droite<text:tab/><text:tab/></text:span></text:span><text:span text:style-name="Police_20_par_20_défaut"><text:span text:style-name="T1">Espace</text:span></text:span><text:span text:style-name="Police_20_par_20_défaut"><text:span text:style-name="T2"> → lancer la partie</text:span></text:span></text:p>
      <text:p text:style-name="Standard"><text:span text:style-name="Police_20_par_20_défaut"><text:span text:style-name="T1">S</text:span></text:span><text:span text:style-name="Police_20_par_20_défaut"><text:span text:style-name="T2"> → vers l’arrière<text:tab/><text:tab/></text:span></text:span><text:span text:style-name="Police_20_par_20_défaut"><text:span text:style-name="T1">A</text:span></text:span><text:span text:style-name="Police_20_par_20_défaut"><text:span text:style-name="T2"> → vers l’avant</text:span></text:span></text:p>
      <text:p text:style-name="Standard"><text:span text:style-name="Police_20_par_20_défaut"><text:span text:style-name="T1">Q </text:span></text:span><text:span text:style-name="Police_20_par_20_défaut"><text:span text:style-name="T2">→ vers la gauche<text:tab/><text:tab/></text:span></text:span><text:span text:style-name="Police_20_par_20_défaut"><text:span text:style-name="T1">E </text:span></text:span><text:span text:style-name="Police_20_par_20_défaut"><text:span text:style-name="T2">→ vers l’arrière</text:span></text:span></text:p>
      <text:p text:style-name="P2">La souris permet d’interagir avec le reste de l’interface</text:p>
      <text:p text:style-name="P2">Connexion, déconnexion, inscription, sauvegarder, charger, recommencer, changer de thème, consulter le classement et l’historique de parties</text:p>
      <text:p text:style-name="P2">Certains éléments comme le changement de thème, la sauvegarde/recharge et l’historique ne sont disponibles que si le joueur se connecte</text:p>
      <text:p text:style-name="P2"/>
      <text:p text:style-name="P3"><text:span text:style-name="Police_20_par_20_défaut"><text:span text:style-name="T7">Recharger la partie qui était en cours lors du précédent lancement du jeu</text:span></text:span></text:p>
      <text:p text:style-name="P3"><text:span text:style-name="Police_20_par_20_défaut"><text:span text:style-name="T2">Un joueur connecté peut à tout moment sauvegarder sa partie dans un fichier </text:span></text:span><text:span text:style-name="Police_20_par_20_défaut"><text:span text:style-name="T6">NomDuJoueur.save</text:span></text:span></text:p>
      <text:p text:style-name="P2">Lorsque le joueur se reconnecte, il peut recharger cette dernière avant d’en relancer une autre</text:p>
      <text:p text:style-name="P2">S’il gagne cette partie, la sauvegarde est supprimée</text:p>
      <text:p text:style-name="P2">Sauvegarder une autre partie écrasera la partie précédemment sauvegardée</text:p>
      <text:p text:style-name="P2">Un joueur peut tout à fait faire plusieurs parties avant de reprendre sa sauvegarde</text:p>
      <text:p text:style-name="P4"/>
      <text:p text:style-name="P5">Changer la charte de l’interface graphique</text:p>
      <text:p text:style-name="P8"><text:span text:style-name="Police_20_par_20_défaut"><text:span text:style-name="T2">Le jeu dispose de trois thèmes</text:span></text:span></text:p>
      <text:p text:style-name="P9"><text:span text:style-name="Police_20_par_20_défaut"><text:span text:style-name="T2">Thème par défaut proche de l’original</text:span></text:span></text:p>
      <text:p text:style-name="P9"><text:span text:style-name="Police_20_par_20_défaut"><text:span text:style-name="T2">Thème mignon</text:span></text:span></text:p>
      <text:p text:style-name="P9"><text:span text:style-name="Police_20_par_20_défaut"><text:span text:style-name="T2">Thème sombre-science-fiction</text:span></text:span></text:p>
      <text:p text:style-name="Standard"><text:span text:style-name="Police_20_par_20_défaut"><text:span text:style-name="T2">L’utilisateur ne peut changer le thème que lorsqu’il est connecté, en cliquant sur l’icône latérale gauche en forme de pinceau. Un son est joué lors du changement</text:span></text:span></text:p>
      <text:p text:style-name="P4"/>
      <text:p text:style-name="P5">Visualisation du classement parmi les joueurs de l’application</text:p>
      <text:p text:style-name="P11"><text:span text:style-name="Police_20_par_20_défaut"><text:span text:style-name="T2">Fonctionne uniquement en local avec les joueurs ayant créé un compte sur la machine</text:span></text:span></text:p>
      <text:p text:style-name="P12"><text:span text:style-name="Police_20_par_20_défaut"><text:span text:style-name="T4">Une fois le joueur connecté, il peut consulter le classement. Ce dernier est par défaut trié par rapport au score des joueurs, mais on peut voir également le classement en fonction du meilleur temps ou du meilleur nombre de déplacements</text:span></text:span></text:p>
      <text:p text:style-name="P13"><text:span text:style-name="Police_20_par_20_défaut"><text:span text:style-name="T4">Un joueur a également la possibilité de voir son historique de </text:span></text:span><text:span text:style-name="Police_20_par_20_défaut"><text:span text:style-name="T5">partie</text:span></text:span></text:p>
      <text:p text:style-name="P3"><text:span text:style-name="Police_20_par_20_défaut"><text:span text:style-name="T2">La base de donnée fonctionne également sur un serveur local (la machine) et permet de sauvegarder les comptes de joueurs (avec leur nom, leur mot de passe </text:span></text:span><text:span text:style-name="Police_20_par_20_défaut"><text:span text:style-name="T3">(crypté en SHA-256)</text:span></text:span><text:span text:style-name="Police_20_par_20_défaut"><text:span text:style-name="T2">, ainsi que leur meilleur temps, meilleur nombre de déplacements et meilleur score) et de sauvegarder les </text:span></text:span><text:soft-page-break/><text:span text:style-name="Police_20_par_20_défaut"><text:span text:style-name="T2">parties terminées des joueurs (aussi bien gagnées que perdues) avec le nom du joueur, le nombre de déplacements, le temps, le score et la valeur maximale atteinte</text:span></text:span></text:p>
      <text:p text:style-name="P14"/>
      <text:p text:style-name="P7">Achievements abandonnés</text:p>
      <text:p text:style-name="P4"/>
      <text:p text:style-name="P6">Affichage fluide dans l’interface graphique avec des Threads</text:p>
      <text:p text:style-name="P8"><text:span text:style-name="Police_20_par_20_défaut"><text:span text:style-name="T2">Abandons après plusieurs tentatives vaines rendant le jeu injouable car les cases</text:span></text:span><text:span text:style-name="Police_20_par_20_défaut"><text:span text:style-name="T8"> </text:span></text:span><text:span text:style-name="Police_20_par_20_défaut"><text:span text:style-name="T2">disparaissaient et</text:span></text:span></text:p>
      <text:p text:style-name="P8"><text:span text:style-name="Police_20_par_20_défaut"><text:span text:style-name="T2">se déplaçaient aléatoir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Bahnschrift SemiBold" svg:font-family="'Bahnschrift SemiBold'"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12-08T15:23:00Z</meta:creation-date>
    <dc:date>2019-12-17T14:33:48.534000000</dc:date>
    <meta:editing-cycles>21</meta:editing-cycles>
    <meta:editing-duration>PT2H46M5S</meta:editing-duration>
    <meta:document-statistic meta:table-count="0" meta:image-count="0" meta:object-count="0" meta:page-count="2" meta:paragraph-count="35" meta:word-count="499" meta:character-count="3108" meta:non-whitespace-character-count="2640"/>
    <meta:template xlink:type="simple" xlink:actuate="onRequest" xlink:title="" xlink:href="Normal"/>
  </office:meta>
</office:document-meta>
</file>